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automatic-styles>
    <style:style style:name="P1"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Heading_20_3">
      <loext:graphic-properties draw:fill="solid" draw:fill-color="#ffffff" draw:opacity="100%"/>
      <style:paragraph-properties fo:margin-top="0cm" fo:margin-bottom="0cm" style:contextual-spacing="false" fo:line-height="216%" fo:background-color="#ffffff" fo:padding="0cm" fo:border="none" style:writing-mode="lr-tb"/>
      <style:text-properties fo:font-variant="normal" fo:text-transform="none" fo:color="#434343" loext:opacity="1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92%" fo:padding="0cm" fo:border="none"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4" style:family="paragraph" style:parent-style-name="Text_20_body">
      <loext:graphic-properties draw:fill="solid" draw:fill-color="#ffffff" draw:opacity="100%"/>
      <style:paragraph-properties fo:margin-top="0cm" fo:margin-bottom="0cm" style:contextual-spacing="false" fo:line-height="192%" fo:background-color="#ffffff" fo:padding="0cm" fo:border="none"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5" style:family="paragraph" style:parent-style-name="Text_20_body">
      <loext:graphic-properties draw:fill="solid" draw:fill-color="#ffffff" draw:opacity="100%"/>
      <style:paragraph-properties fo:margin-top="0cm" fo:margin-bottom="0.423cm" style:contextual-spacing="false" fo:line-height="192%" fo:background-color="#ffffff"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6" style:family="paragraph" style:parent-style-name="Text_20_body">
      <loext:graphic-properties draw:fill="solid" draw:fill-color="#ffffff" draw:opacity="100%"/>
      <style:paragraph-properties fo:margin-top="0cm" fo:margin-bottom="0cm" style:contextual-spacing="false" fo:line-height="192%" fo:background-color="#ffffff" fo:padding="0cm" fo:border="none" style:writing-mode="lr-tb"/>
      <style:text-properties fo:font-variant="normal" fo:text-transform="none" fo:color="#6b6f80" loext:opacity="100%" style:text-line-through-style="none" style:text-line-through-type="none" style:font-name="Roboto" fo:font-size="11.5pt" fo:font-style="normal" style:text-underline-style="none" fo:font-weight="bold" style:text-blinking="false" fo:background-color="transparent" style:font-weight-asian="bold" style:font-weight-complex="bold"/>
    </style:style>
    <style:style style:name="P7" style:family="paragraph" style:parent-style-name="Text_20_body" style:list-style-name="L1">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8" style:family="paragraph" style:parent-style-name="Text_20_body" style:list-style-name="L3">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9" style:family="paragraph" style:parent-style-name="Text_20_body" style:list-style-name="L4">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10" style:family="paragraph" style:parent-style-name="Text_20_body" style:list-style-name="L5">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11" style:family="paragraph" style:parent-style-name="Text_20_body" style:list-style-name="L6">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12" style:family="paragraph" style:parent-style-name="Text_20_body" style:list-style-name="L7">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3" style:family="paragraph" style:parent-style-name="Text_20_body" style:list-style-name="L8">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4" style:family="paragraph" style:parent-style-name="Text_20_body" style:list-style-name="L9">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5" style:family="paragraph" style:parent-style-name="Text_20_body" style:list-style-name="L10">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6" style:family="paragraph" style:parent-style-name="Text_20_body">
      <loext:graphic-properties draw:fill="solid" draw:fill-color="#ffffff" draw:opacity="100%"/>
      <style:paragraph-properties fo:margin-top="0cm" fo:margin-bottom="0.423cm" style:contextual-spacing="false" fo:line-height="216%" fo:background-color="#ffffff"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fo:background-color="transparent"/>
    </style:style>
    <style:style style:name="P17" style:family="paragraph" style:parent-style-name="Text_20_body">
      <loext:graphic-properties draw:fill="solid" draw:fill-color="#ffffff" draw:opacity="100%"/>
      <style:paragraph-properties fo:margin-top="0cm" fo:margin-bottom="0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fo:background-color="transparent"/>
    </style:style>
    <style:style style:name="P18" style:family="paragraph" style:parent-style-name="Text_20_body" style:list-style-name="L2">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style:style>
    <style:style style:name="P19" style:family="paragraph" style:parent-style-name="Text_20_body">
      <loext:graphic-properties draw:fill="solid" draw:fill-color="#ffffff" draw:opacity="100%"/>
      <style:paragraph-properties fo:margin-top="0cm" fo:margin-bottom="0cm" style:contextual-spacing="false" fo:line-height="192%" fo:background-color="#ffffff" fo:padding="0cm" fo:border="none" style:writing-mode="lr-tb"/>
    </style:style>
    <style:style style:name="P20" style:family="paragraph" style:parent-style-name="Text_20_body">
      <loext:graphic-properties draw:fill="solid" draw:fill-color="#ffffff" draw:opacity="100%"/>
      <style:paragraph-properties fo:margin-top="0cm" fo:margin-bottom="0.423cm" style:contextual-spacing="false" fo:line-height="216%" fo:background-color="#ffffff" style:writing-mode="lr-tb"/>
    </style:style>
    <style:style style:name="P21" style:family="paragraph" style:parent-style-name="Text_20_body">
      <loext:graphic-properties draw:fill="solid" draw:fill-color="#ffffff" draw:opacity="100%"/>
      <style:paragraph-properties fo:margin-top="0cm" fo:margin-bottom="0cm" style:contextual-spacing="false" fo:line-height="216%" fo:background-color="#ffffff" fo:padding="0cm" fo:border="none" style:writing-mode="lr-tb"/>
    </style:style>
    <style:style style:name="T1" style:family="text">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T2" style:family="text">
      <style:text-properties fo:font-variant="normal" fo:text-transform="none" fo:color="#6967ce" loext:opacity="100%" style:text-line-through-style="none" style:text-line-through-type="none" style:font-name="Roboto" fo:font-size="11.5pt" fo:font-style="normal" style:text-underline-style="solid" style:text-underline-width="auto" style:text-underline-color="font-color"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fo:font-weight="normal"/>
    </style:style>
    <style:style style:name="T5" style:family="text">
      <style:text-properties fo:font-weight="bold"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fbdcfd40-7fff-c9fa-9d56-99d958b5dd5b"/>Suite à THP, une startup trop cool spécialisée dans la musique te recrute pour tes compétences de Data Analyst. C'est la fête. Comme cette startup existe déjà depuis plusieurs années, ils ont une base de données existante, et vont te demander de travailler dessus.</text:p>
      <text:p text:style-name="P4">Dans cet exercice, on te demande donc de récupérer une base de données existante, et de faire des requêtes SQL dedans, afin de récupérer les datas qui t'intéressent, et qui feront de toi une star de la musique.</text:p>
      <text:p text:style-name="P19"><text:span text:style-name="T1">Nous allons travailler sur le </text:span><text:a xlink:type="simple" xlink:href="https://drive.google.com/file/d/1XG-s84jEJINSnLUgw5TYBCFsuyUX_Ll4/view?usp=sharing" text:style-name="Internet_20_link" text:visited-style-name="Visited_20_Internet_20_Link"><text:span text:style-name="T2">fichier suivant</text:span></text:a><text:span text:style-name="T1">, qui contient la BDD complète pour faire les requêtes.</text:span></text:p>
      <text:p text:style-name="P4">Rédige les requêtes SQL permettant d'obtenir les informations ci-dessous. Consigne importante : la requête doit se faire en une seule ligne de SQL et ne doit pas s'appuyer sur d'autres requêtes.</text:p>
      <text:p text:style-name="P19"> </text:p>
      <text:p text:style-name="P6">Par soucis de clarté, certaines requêtes font plusieurs lignes, mais elles peuvent être exécutées en une seule ligne :</text:p>
      <text:h text:style-name="P1" text:outline-level="3">1/ Récupérer tous les albums</text:h>
      <text:p text:style-name="P17">SELECT Title FROM albums;</text:p>
      <text:h text:style-name="P2" text:outline-level="3">2/ Récupérer tous les albums dont le titre contient "Great" </text:h>
      <text:p text:style-name="P17">SELECT * FROM albums WHERE Title LIKE "%Great %";</text:p>
      <text:h text:style-name="P2" text:outline-level="3">3/ Donner le nombre total d'albums contenus dans la base (sans regarder les id bien sûr)</text:h>
      <text:p text:style-name="P17">SELECT COUNT(Title) FROM albums </text:p>
      <text:h text:style-name="P2" text:outline-level="3">4/ Supprimer tous les albums dont le nom contient "music"</text:h>
      <text:p text:style-name="P17">DELETE FROM albums WHERE '%music%'</text:p>
      <text:h text:style-name="P2" text:outline-level="3">5/ Récupérer tous les albums écrits par AC/DC</text:h>
      <text:p text:style-name="P17">SELECT albums.title </text:p>
      <text:p text:style-name="P17">FROM albums </text:p>
      <text:p text:style-name="P17"><text:soft-page-break/>INNER JOIN artists </text:p>
      <text:p text:style-name="P17">ON albums.ArtistId=artists.ArtistId </text:p>
      <text:p text:style-name="P17">WHERE artists.name = 'AC/DC';</text:p>
      <text:h text:style-name="P2" text:outline-level="3">6/ Récupérer tous les titres des albums de AC/DC</text:h>
      <text:p text:style-name="P17">SELECT  artists.Name ,albums.Title, tracks.Name</text:p>
      <text:p text:style-name="P17">FROM (( albums</text:p>
      <text:p text:style-name="P17">INNER JOIN artists ON albums.ArtistId=artists.ArtistId)</text:p>
      <text:p text:style-name="P17">INNER JOIN tracks On albums.AlbumId=tracks.albumid)       </text:p>
      <text:p text:style-name="P17">where artists.name = 'AC/DC';</text:p>
      <text:h text:style-name="P2" text:outline-level="3">7/ Récupérer la liste des titres de l'album "Let There Be Rock"</text:h>
      <text:p text:style-name="P17">SELECT  artists.Name ,albums.Title, tracks.Name</text:p>
      <text:p text:style-name="P17">FROM (( albums</text:p>
      <text:p text:style-name="P17">INNER JOIN artists ON albums.ArtistId=artists.ArtistId)</text:p>
      <text:p text:style-name="P17">inner JOIN tracks On albums.AlbumId=tracks.albumid)       </text:p>
      <text:p text:style-name="P17">where artists.name = 'AC/DC' AND albums.Title = "Let There Be Rock" ;</text:p>
      <text:h text:style-name="P2" text:outline-level="3">8/ Afficher le prix de cet album ainsi que sa durée totale</text:h>
      <text:p text:style-name="P17">SELECT SUM(T.UnitPrice), SUM(T.Milliseconds) </text:p>
      <text:p text:style-name="P17">FROM tracks T JOIN albums A </text:p>
      <text:p text:style-name="P17">ON T.AlbumId = A.AlbumId </text:p>
      <text:p text:style-name="P17">WHERE A.Title = "Let There Be Rock";</text:p>
      <text:p text:style-name="P21"> </text:p>
      <text:h text:style-name="P2" text:outline-level="3">9/ Afficher le coût de l'intégralité de la discographie de "Deep Purple"</text:h>
      <text:p text:style-name="P17">SELECT SUM(tracks.unitprice)</text:p>
      <text:p text:style-name="P17">FROM (( albums</text:p>
      <text:p text:style-name="P17">INNER JOIN artists ON albums.ArtistId=artists.ArtistId)</text:p>
      <text:p text:style-name="P17">INNER JOIN tracks ON albums.AlbumId=tracks.albumid)</text:p>
      <text:p text:style-name="P17"><text:soft-page-break/>WHERE artists.Name = "Deep Purple";</text:p>
      <text:p text:style-name="P21"> </text:p>
      <text:h text:style-name="P1" text:outline-level="3">10/ Créer l'album de ton artiste favori en base, en renseignant correctement les trois tables albums, artists et tracks</text:h>
      <text:p text:style-name="Text_20_body"><text:span text:style-name="T4"><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1T18:31:23.133355332</meta:creation-date>
    <dc:date>2022-07-22T00:30:48.102173445</dc:date>
    <meta:editing-duration>PT5M22S</meta:editing-duration>
    <meta:editing-cycles>3</meta:editing-cycles>
    <meta:generator>LibreOffice/7.3.5.2$MacOSX_X86_64 LibreOffice_project/184fe81b8c8c30d8b5082578aee2fed2ea847c01</meta:generator>
    <meta:document-statistic meta:table-count="0" meta:image-count="0" meta:object-count="0" meta:page-count="3" meta:paragraph-count="47" meta:word-count="386" meta:character-count="2548" meta:non-whitespace-character-count="2175"/>
  </office:meta>
</office:document-meta>
</file>